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763b9" officeooo:paragraph-rsid="001763b9"/>
    </style:style>
    <style:style style:name="P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4" style:family="paragraph" style:parent-style-name="Listenabsatz" style:list-style-name="L1"/>
    <style:style style:name="P5" style:family="paragraph" style:parent-style-name="Listenabsatz" style:list-style-name="L1">
      <style:text-properties officeooo:paragraph-rsid="0013d42f"/>
    </style:style>
    <style:style style:name="P6" style:family="paragraph" style:parent-style-name="Listenabsatz" style:list-style-name="L2"/>
    <style:style style:name="P7" style:family="paragraph" style:parent-style-name="Listenabsatz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42f"/>
    </style:style>
    <style:style style:name="T3" style:family="text">
      <style:text-properties officeooo:rsid="00158d0d"/>
    </style:style>
    <style:style style:name="T4" style:family="text">
      <style:text-properties officeooo:rsid="001763b9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0491517595454</text:p>
      <text:p text:style-name="Standard"><text:a xlink:type="simple" xlink:href="mailto:hendrik.staendker@live.de" office:target-frame-name="_top" xlink:show="replace" text:style-name="Internet_20_link" text:visited-style-name="Visited_20_Internet_20_Link"><text:span text:style-name="Absatz-Standardschriftart"><text:span text:style-name="T1">hendrik.staendker@live.de</text:span></text:span></text:a></text:p>
      <text:p text:style-name="P1">HenHar.github.io</text:p>
      <text:p text:style-name="P1">Lüdinghausen, Germany</text:p>
      <text:p text:style-name="P1"/>
      <text:p text:style-name="P1">Summary</text:p>
      <text:p text:style-name="Standard">Motivated Programmer with a Master’s degree in Informatics for the Natural Sciences. Proficient in writing clean code in Python, Dart, C++ or Java. Dedicated to Machine Learning, Computer Vision with Tensorflow/<text:span text:style-name="T2">PyTorch/</text:span>openCV and Cross-Platform Development with Flutter. Passionate about problem-solving and eager to apply skills to new and challenging problems.</text:p>
      <text:p text:style-name="Standard"/>
      <text:p text:style-name="Standard"><text:span text:style-name="Absatz-Standardschriftart"><text:span text:style-name="T1">Internships</text:span></text:span></text:p>
      <text:p text:style-name="Standard">Research Intern</text:p>
      <text:p text:style-name="Standard"><text:a xlink:type="simple" xlink:href="http://cilab.cs.ccu.edu.tw/" office:target-frame-name="_top" xlink:show="replace" text:style-name="Internet_20_link" text:visited-style-name="Visited_20_Internet_20_Link"><text:bookmark-start text:name="__DdeLink__0_1844259041"/>Computational Intelligence Lab</text:a>, Prof. Chuan-Kang Ting, National Chung Cheng University, Taiwan</text:p>
      <text:p text:style-name="Standard"><text:bookmark-end text:name="__DdeLink__0_1844259041"/>Topic: Medical image registration with Evolutionary Strategies</text:p>
      <text:p text:style-name="Standard"><text:bookmark-start text:name="__DdeLink__4_1844259041"/><office:annotation office:name="0" loext:resolved="false"><dc:creator>Julia Schelper</dc:creator><dc:date>2024-08-08T11:38:00</dc:date><meta:creator-initials>JS</meta:creator-initials><text:p text:style-name="Kommentartext">Welches Jahr</text:p><text:p text:style-name="Kommentartext"/></office:annotation>10/2015 – 02/2016<text:bookmark-end text:name="__DdeLink__4_1844259041"/><office:annotation-end office:name="0"/></text:p>
      <text:p text:style-name="Standard"/>
      <text:p text:style-name="Standard"/>
      <text:p text:style-name="Standard"><text:span text:style-name="Absatz-Standardschriftart"><text:span text:style-name="T1">Work Experience</text:span></text:span></text:p>
      <text:p text:style-name="Standard">Freelance Software Engineer | Machine Learning</text:p>
      <text:p text:style-name="Standard"><office:annotation office:name="1" loext:resolved="false"><dc:creator>Julia Schelper</dc:creator><dc:date>2024-08-08T11:39:00</dc:date><meta:creator-initials>JS</meta:creator-initials><text:p text:style-name="Kommentartext">Warum nicht 09/22?</text:p></office:annotation>0<text:span text:style-name="T2">5</text:span>/202<text:span text:style-name="T2">4</text:span> <office:annotation-end office:name="1"/>– present</text:p>
      <text:list text:style-name="L1">
        <text:list-item>
          <text:p text:style-name="P4">Machine Learning: Implementation of machine learning algorithms, data preprocessing, model/parameter optimization, result analysis</text:p>
        </text:list-item>
        <text:list-item>
          <text:p text:style-name="P4">Computer Vision: Creation of custom datasets, training of object detection and classification <text:span text:style-name="T2">models</text:span>, <text:span text:style-name="T2">object</text:span> segmentation with instance analysis, <text:span text:style-name="T3">automation with </text:span>image processing</text:p>
        </text:list-item>
        <text:list-item>
          <text:p text:style-name="P5">Mobile App Development with Flutter: </text:p>
          <text:list>
            <text:list-item>
              <text:p text:style-name="P5">Skin cancer detection app with image classification model <text:span text:style-name="T3">deployed with Docker/TfServing on AWS EC2 Instance and as Tflite model</text:span></text:p>
            </text:list-item>
            <text:list-item>
              <text:p text:style-name="P5"><text:span text:style-name="T3">M</text:span>ulti-model image classification app with user feedback <text:span text:style-name="T3">for wrongly classified images, REST API Server for data storage and model training</text:span>, admin app for <text:span text:style-name="T3">user feedback/dataset/</text:span>model supervision</text:p>
            </text:list-item>
          </text:list>
        </text:list-item>
      </text:list>
      <text:p text:style-name="Standard"/>
      <text:p text:style-name="Standard">Working Student Medical Device Engineer</text:p>
      <text:p text:style-name="Standard">Stapleline Medizintechnik GmbH, Bochum</text:p>
      <text:p text:style-name="Standard">11/2019 – 07/202<text:span text:style-name="T3">1</text:span></text:p>
      <text:list text:style-name="L2">
        <text:list-item>
          <text:p text:style-name="P6">Creation of a new product design for a suction rinse unit to reduce material usage in production, using CAD and 3D prototyping </text:p>
        </text:list-item>
        <text:list-item>
          <text:p text:style-name="P6">Revision of technical documents and IFUs according to MDR</text:p>
        </text:list-item>
      </text:list>
      <text:p text:style-name="Standard"/>
      <text:p text:style-name="Standard"/>
      <text:p text:style-name="Standard">Working Student Machine Learning Engineer</text:p>
      <text:p text:style-name="Standard">Task9 GmbH, Bochum</text:p>
      <text:p text:style-name="Standard">10/2018 - 05/2019</text:p>
      <text:list text:style-name="L3">
        <text:list-item>
          <text:p text:style-name="P7">Proof of concept for a car dent detection system using Python, openCV and Tensorflow</text:p>
        </text:list-item>
        <text:list-item>
          <text:p text:style-name="P7">Documentation of possible solutions (deep learning based, pattern projection based distortion)</text:p>
        </text:list-item>
      </text:list>
      <text:p text:style-name="Standard"/>
      <text:p text:style-name="Standard"/>
      <text:p text:style-name="Standard">Student Tutor</text:p>
      <text:p text:style-name="Standard">University of Applied Sciences, Hamm-Lippstadt</text:p>
      <text:p text:style-name="Standard">10/2016 – 04/2018</text:p>
      <text:list text:continue-numbering="true" text:style-name="L3">
        <text:list-item>
          <text:p text:style-name="P7"><text:soft-page-break/>Tutor in the prototyping lab (3D printing, laser cutting, CAD design)</text:p>
        </text:list-item>
        <text:list-item>
          <text:p text:style-name="P7">Biomedical Engineering Lab Assistant</text:p>
        </text:list-item>
      </text:list>
      <text:p text:style-name="Standard"/>
      <text:p text:style-name="Standard">Student Assistant</text:p>
      <text:p text:style-name="Standard">Frauenhofer SYMILA, Hamm</text:p>
      <text:p text:style-name="Standard">10/2013 – 03/215</text:p>
      <text:list text:continue-numbering="true" text:style-name="L3">
        <text:list-item>
          <text:p text:style-name="P7">General literature research</text:p>
        </text:list-item>
        <text:list-item>
          <text:p text:style-name="P7">Project-specific research for equipment and relevant information</text:p>
        </text:list-item>
      </text:list>
      <text:p text:style-name="Standard"/>
      <text:p text:style-name="Standard"/>
      <text:p text:style-name="P1">Education</text:p>
      <text:p text:style-name="Standard">Master of Science: Informatics for the Natural Sciences</text:p>
      <text:p text:style-name="Standard">Bielefeld University</text:p>
      <text:p text:style-name="Standard">10/2018 – 04/2022</text:p>
      <text:p text:style-name="Standard">Thesis: “Input Normalization of Optical Flow with spiking neural networks and the sEMD”</text:p>
      <text:p text:style-name="Standard">GPA: 1.5</text:p>
      <text:p text:style-name="Standard"/>
      <text:p text:style-name="Standard">Bachelor of Engineering: Biomedical Engineering (Subject: Computer Science)</text:p>
      <text:p text:style-name="Standard">University of Applied Sciences, Hamm-Lippstadt</text:p>
      <text:p text:style-name="Standard">10/2014 – <text:span text:style-name="T4">0</text:span>9/2018</text:p>
      <text:p text:style-name="Standard">Thesis: “Image Classification of plant leaves with the machine learning algorithms Random Forest and Nearest Neighbor”</text:p>
      <text:p text:style-name="P2">GPA: 1.6</text:p>
      <text:p text:style-name="Standard"/>
      <text:p text:style-name="Standard"><text:span text:style-name="Absatz-Standardschriftart"><text:span text:style-name="T1">Projects</text:span></text:span></text:p>
      <text:p text:style-name="Standard">Building a habitation box on a truck</text:p>
      <text:p text:style-name="Standard">04/2023 – 0<text:span text:style-name="T2">4</text:span>/2024</text:p>
      <text:p text:style-name="Standard">- CAD Design of frame/habitation box/interior</text:p>
      <text:p text:style-name="Standard">- welding of frame/construction of box/installation of windows and doors</text:p>
      <text:p text:style-name="Standard">- installation of electricity, water and gas system</text:p>
      <text:p text:style-name="Standard">- manufacturing of the interior</text:p>
      <text:p text:style-name="Standard">Technical report proves a reinstatement value of € 106,000 <text:span text:style-name="T4">by SV Happel, </text:span>Gladenbach</text:p>
      <text:p text:style-name="P1"/>
      <text:p text:style-name="P1"/>
      <text:p text:style-name="P1">Strengths</text:p>
      <text:p text:style-name="Standard">Independent work</text:p>
      <text:p text:style-name="Standard">I have worked independently on various projects in different fields.</text:p>
      <text:p text:style-name="Standard"/>
      <text:p text:style-name="Standard">Problem Solving Ability</text:p>
      <text:p text:style-name="Standard">Facing new problems motivates me.</text:p>
      <text:p text:style-name="Standard"/>
      <text:p text:style-name="Standard">Fast learner</text:p>
      <text:p text:style-name="Standard">I like to study new things so that I can grasp new tasks with e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0.5in" fo:margin-top="0in" fo:margin-bottom="0in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ulia Schelper</meta:initial-creator>
    <meta:creation-date>2024-08-08T10:01:00Z</meta:creation-date>
    <dc:date>2024-10-14T10:44:58.957655216</dc:date>
    <meta:editing-cycles>7</meta:editing-cycles>
    <meta:editing-duration>PT23M57S</meta:editing-duration>
    <meta:document-statistic meta:table-count="0" meta:image-count="0" meta:object-count="0" meta:page-count="2" meta:paragraph-count="65" meta:word-count="456" meta:character-count="3293" meta:non-whitespace-character-count="2905"/>
    <meta:template xlink:type="simple" xlink:actuate="onRequest" xlink:title="" xlink:href="../../../../Downloads/thunderbird.tmp/pid-4190/CV_daten.odt/Normal"/>
  </office:meta>
</office:document-meta>
</file>